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mcatWebSocketClient.TomcatWebSocket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mcatWebSocketClient.TomcatWebSocketClient( WebSocketContainer webSocket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mcatWebSocketClient.createWebSocketSession( Session session , HandshakeInfo info , Sinks . Empty &lt; Void &gt; completionS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